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office:value-type="float" office:value="0.36" calcext:value-type="float">
            <text:p>0.36</text:p>
          </table:table-cell>
          <table:table-cell office:value-type="float" office:value="348.13" calcext:value-type="float">
            <text:p>348.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4" calcext:value-type="float">
            <text:p>2.74</text:p>
          </table:table-cell>
          <table:table-cell office:value-type="float" office:value="0.36" calcext:value-type="float">
            <text:p>0.36</text:p>
          </table:table-cell>
          <table:table-cell office:value-type="float" office:value="347.84" calcext:value-type="float">
            <text:p>347.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float" office:value="350.67" calcext:value-type="float">
            <text:p>350.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float" office:value="349.06" calcext:value-type="float">
            <text:p>349.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4" calcext:value-type="float">
            <text:p>2.74</text:p>
          </table:table-cell>
          <table:table-cell office:value-type="float" office:value="0.37" calcext:value-type="float">
            <text:p>0.37</text:p>
          </table:table-cell>
          <table:table-cell office:value-type="float" office:value="348.51" calcext:value-type="float">
            <text:p>348.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float" office:value="349.63" calcext:value-type="float">
            <text:p>349.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5" calcext:value-type="float">
            <text:p>2.75</text:p>
          </table:table-cell>
          <table:table-cell office:value-type="float" office:value="0.36" calcext:value-type="float">
            <text:p>0.36</text:p>
          </table:table-cell>
          <table:table-cell office:value-type="float" office:value="346.62" calcext:value-type="float">
            <text:p>346.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float" office:value="349.49" calcext:value-type="float">
            <text:p>349.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7" calcext:value-type="float">
            <text:p>2.77</text:p>
          </table:table-cell>
          <table:table-cell office:value-type="float" office:value="0.36" calcext:value-type="float">
            <text:p>0.36</text:p>
          </table:table-cell>
          <table:table-cell office:value-type="float" office:value="344.79" calcext:value-type="float">
            <text:p>344.7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8" calcext:value-type="float">
            <text:p>2.78</text:p>
          </table:table-cell>
          <table:table-cell office:value-type="float" office:value="0.36" calcext:value-type="float">
            <text:p>0.36</text:p>
          </table:table-cell>
          <table:table-cell office:value-type="float" office:value="343.65" calcext:value-type="float">
            <text:p>343.6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.743" calcext:value-type="float">
            <text:p>2.743</text:p>
          </table:table-cell>
          <table:table-cell table:formula="of:=AVERAGE([.C3:.C12])" office:value-type="float" office:value="0.365" calcext:value-type="float">
            <text:p>0.365</text:p>
          </table:table-cell>
          <table:table-cell table:formula="of:=AVERAGE([.D3:.D12])" office:value-type="float" office:value="347.839" calcext:value-type="float">
            <text:p>347.83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.78" calcext:value-type="float">
            <text:p>2.78</text:p>
          </table:table-cell>
          <table:table-cell table:formula="of:=MAX([.C3:.C12])" office:value-type="float" office:value="0.37" calcext:value-type="float">
            <text:p>0.37</text:p>
          </table:table-cell>
          <table:table-cell table:formula="of:=MAX([.D3:.D12])" office:value-type="float" office:value="350.67" calcext:value-type="float">
            <text:p>350.6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.72" calcext:value-type="float">
            <text:p>2.72</text:p>
          </table:table-cell>
          <table:table-cell table:formula="of:=MIN([.C3:.C12])" office:value-type="float" office:value="0.36" calcext:value-type="float">
            <text:p>0.36</text:p>
          </table:table-cell>
          <table:table-cell table:formula="of:=MIN([.D3:.D12])" office:value-type="float" office:value="343.65" calcext:value-type="float">
            <text:p>343.65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0188856206322871" calcext:value-type="float">
            <text:p>0.018885620632287</text:p>
          </table:table-cell>
          <table:table-cell table:formula="of:=COM.MICROSOFT.STDEV.S([.C3:.C12])" office:value-type="float" office:value="0.0052704627669473" calcext:value-type="float">
            <text:p>0.005270462766947</text:p>
          </table:table-cell>
          <table:table-cell table:formula="of:=COM.MICROSOFT.STDEV.S([.D3:.D12])" office:value-type="float" office:value="2.21870557858506" calcext:value-type="float">
            <text:p>2.218705578585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33:54.590843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34:19.754125850</dc:date>
    <meta:editing-duration>PT14M28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